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&gt;0" style:apply-style-name="Good" style:base-cell-address="structure_thesis.G22"/>
      <style:map style:condition="cell-content()&lt;0" style:apply-style-name="Error" style:base-cell-address="structure_thesis.G22"/>
    </style:style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Tage</text:p>
          </table:table-cell>
          <table:table-cell office:value-type="string" calcext:value-type="string">
            <text:p>Tage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ge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D2]/[.E2]" office:value-type="float" office:value="0.0909090909090909" calcext:value-type="float">
            <text:p>0,0909090909090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or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arch Design</text:p>
          </table:table-cell>
          <table:table-cell table:formula="of:=SUM([.C11:.C1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dings</text:p>
          </table:table-cell>
          <table:table-cell table:formula="of:=SUM([.C14:.C1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IP 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SW 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IP Softw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Domain Factor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cussio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clusio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rman Conclusio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1]+[.C20]+[.C19]+[.C13]+[.C10]+[.C5]+[.C4]+[.C3]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22]/[.D22]" office:value-type="float" office:value="0.1" calcext:value-type="float">
            <text:p>0,1</text:p>
          </table:table-cell>
          <table:table-cell table:style-name="ce10" table:formula="of:=[.F22]-[.F2]" office:value-type="float" office:value="0.00909090909090909" calcext:value-type="float">
            <text:p>0,009090909090909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tructure_thesis.G22:structure_thesis.G22">
            <calcext:condition calcext:apply-style-name="Good" calcext:value="&gt;0" calcext:base-cell-address="structure_thesis.G22"/>
            <calcext:condition calcext:apply-style-name="Error" calcext:value="&lt;0" calcext:base-cell-address="structure_thesis.G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.00.0000</text:date>, <text:time style:data-style-name="N2" text:time-value="19:07:50.924763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date>2020-09-22T19:17:41.004651097</dc:date>
    <dc:creator>Ronny Gey</dc:creator>
    <meta:editing-duration>PT3H4M57S</meta:editing-duration>
    <meta:editing-cycles>10</meta:editing-cycles>
    <meta:document-statistic meta:table-count="2" meta:cell-count="86" meta:object-count="0"/>
  </office:meta>
</office:document-meta>
</file>